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rtalManager.render( ContentHandler contentHandler ,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ortalManager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ortalManager.render( ResponseProcessorAspectContext renderContext , ContentHandler ch , Properties properti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DefaultPortalManager.process( RequestProcessorAspectContext r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rtalManager.setResponseAspectChain( AspectChainImpl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ortalManager.setRequestAspectChain( AspectChainImpl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ortalManager.DefaultPortal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ortalManager.getRequestProcessorAspect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rtalManager.getResponseProcessorAspect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